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e1596" officeooo:paragraph-rsid="001e1596"/>
    </style:style>
    <style:style style:name="P2" style:family="paragraph" style:parent-style-name="Heading_20_2">
      <style:text-properties officeooo:rsid="001b6b39" officeooo:paragraph-rsid="001b6b39"/>
    </style:style>
    <style:style style:name="P3" style:family="paragraph" style:parent-style-name="Heading_20_2">
      <style:text-properties officeooo:rsid="001e1596" officeooo:paragraph-rsid="001e1596"/>
    </style:style>
    <style:style style:name="P4" style:family="paragraph" style:parent-style-name="Subtitle">
      <style:text-properties officeooo:rsid="001b6b39" officeooo:paragraph-rsid="001b6b39"/>
    </style:style>
    <style:style style:name="P5" style:family="paragraph" style:parent-style-name="Text_20_body">
      <style:text-properties officeooo:rsid="001b6b39" officeooo:paragraph-rsid="001b6b39"/>
    </style:style>
    <style:style style:name="P6" style:family="paragraph" style:parent-style-name="Text_20_body" style:list-style-name="L1">
      <style:text-properties officeooo:rsid="001b6b39" officeooo:paragraph-rsid="001b6b39"/>
    </style:style>
    <style:style style:name="P7" style:family="paragraph" style:parent-style-name="Text_20_body" style:list-style-name="L1">
      <style:text-properties officeooo:rsid="001b6b39" officeooo:paragraph-rsid="001ce423"/>
    </style:style>
    <style:style style:name="P8" style:family="paragraph" style:parent-style-name="Text_20_body" style:list-style-name="L2">
      <style:text-properties officeooo:rsid="001b6b39" officeooo:paragraph-rsid="001ce423"/>
    </style:style>
    <style:style style:name="P9" style:family="paragraph" style:parent-style-name="Text_20_body">
      <style:text-properties officeooo:paragraph-rsid="001b6b39"/>
    </style:style>
    <style:style style:name="P10" style:family="paragraph" style:parent-style-name="Text_20_body" style:list-style-name="L1">
      <style:text-properties officeooo:paragraph-rsid="001ce423"/>
    </style:style>
    <style:style style:name="P11" style:family="paragraph" style:parent-style-name="Text_20_body">
      <style:text-properties officeooo:rsid="001ce423" officeooo:paragraph-rsid="001ce423"/>
    </style:style>
    <style:style style:name="P12" style:family="paragraph" style:parent-style-name="Text_20_body" style:list-style-name="L1">
      <style:text-properties officeooo:rsid="001ce423" officeooo:paragraph-rsid="001ce423"/>
    </style:style>
    <style:style style:name="P13" style:family="paragraph" style:parent-style-name="Text_20_body">
      <style:text-properties officeooo:rsid="001e1596" officeooo:paragraph-rsid="001e1596"/>
    </style:style>
    <style:style style:name="P14" style:family="paragraph" style:parent-style-name="Text_20_body">
      <style:text-properties officeooo:rsid="001e1596" officeooo:paragraph-rsid="001ed0d8"/>
    </style:style>
    <style:style style:name="P15" style:family="paragraph" style:parent-style-name="Text_20_body">
      <style:text-properties fo:font-weight="normal" officeooo:rsid="001e1596" officeooo:paragraph-rsid="001e1596" style:font-weight-asian="normal" style:font-weight-complex="normal"/>
    </style:style>
    <style:style style:name="P16" style:family="paragraph" style:parent-style-name="Text_20_body">
      <style:text-properties fo:font-weight="normal" officeooo:rsid="001ed0d8" officeooo:paragraph-rsid="001ed0d8" style:font-weight-asian="normal" style:font-weight-complex="normal"/>
    </style:style>
    <style:style style:name="P17" style:family="paragraph" style:parent-style-name="Text_20_body" style:list-style-name="L3">
      <style:text-properties fo:font-weight="normal" officeooo:rsid="001ed0d8" officeooo:paragraph-rsid="001ed0d8" style:font-weight-asian="normal" style:font-weight-complex="normal"/>
    </style:style>
    <style:style style:name="P18" style:family="paragraph" style:parent-style-name="Text_20_body">
      <style:text-properties fo:font-weight="normal" officeooo:rsid="001fb715" officeooo:paragraph-rsid="001fb715" style:font-weight-asian="normal" style:font-weight-complex="normal"/>
    </style:style>
    <style:style style:name="P19" style:family="paragraph" style:parent-style-name="Text_20_body">
      <style:text-properties fo:font-weight="bold" officeooo:rsid="001e1596" officeooo:paragraph-rsid="001e1596" style:font-weight-asian="bold" style:font-weight-complex="bold"/>
    </style:style>
    <style:style style:name="P20" style:family="paragraph" style:parent-style-name="Text_20_body">
      <style:text-properties fo:font-weight="bold" officeooo:rsid="001ed0d8" officeooo:paragraph-rsid="001ed0d8" style:font-weight-asian="bold" style:font-weight-complex="bold"/>
    </style:style>
    <style:style style:name="P21" style:family="paragraph" style:parent-style-name="Title">
      <style:text-properties officeooo:rsid="001b6b39" officeooo:paragraph-rsid="001b6b39"/>
    </style:style>
    <style:style style:name="T1" style:family="text">
      <style:text-properties officeooo:rsid="001b6b39"/>
    </style:style>
    <style:style style:name="T2" style:family="text">
      <style:text-properties officeooo:rsid="001ce423"/>
    </style:style>
    <style:style style:name="T3" style:family="text">
      <style:text-properties officeooo:rsid="001e1596"/>
    </style:style>
    <style:style style:name="T4" style:family="text">
      <style:text-properties fo:font-weight="bold" style:font-weight-asian="bold" style:font-weight-complex="bold"/>
    </style:style>
    <style:style style:name="T5" style:family="text">
      <style:text-properties officeooo:rsid="001ed0d8"/>
    </style:style>
    <style:style style:name="T6" style:family="text">
      <style:text-properties fo:font-weight="normal" style:font-weight-asian="normal" style:font-weight-complex="normal"/>
    </style:style>
    <style:style style:name="T7" style:family="text">
      <style:text-properties officeooo:rsid="001fb715"/>
    </style:style>
    <style:style style:name="T8" style:family="text">
      <style:text-properties officeooo:rsid="001fd3a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door-Outdoor Temp Sensor</text:p>
      <text:p text:style-name="P4">Documentation, <text:span text:style-name="T3">Rev 1.0</text:span></text:p>
      <text:h text:style-name="P3" text:outline-level="2">Usage</text:h>
      <text:p text:style-name="P19">Indoor sensor</text:p>
      <text:p text:style-name="P13">The indoor sensor has a LCD display and three buttons in the front panel of the enclosure. On the right hand side of the enclosure is an opening that allows plugging a microUSB cable in. This will power the indoor sensor. The microcontroller PCB contains a single cell lithium battery charger circuit and JST-PH battery connector. If desired, a single-cell lithium battery may be connected to the PCB. If connected, this will power the microcontroller, sensor, and LCD display if USB is not connected, and will automatically recharge when the USB is connected. The microcontroller code for the indoor sensor has not been optimized for power consumption, so a large battery or a change to the code is suggested if battery operation is desired.</text:p>
      <text:p text:style-name="P14">The enclosure is 3D printed with PLA <text:span text:style-name="T5">plastic. </text:span>The rear of the enclosure contains three standard screw mounting holes, for wall hanging with 1 or 2 screws/nails. <text:s/>The bottom of the enclosure contains vent holes next to the temp/humidity sensor. <text:span text:style-name="T4">For proper indoor air sensing, the enclosure should not be set on a flat surface.</text:span></text:p>
      <text:p text:style-name="P16">To use, plug in a microUSB cable connected to a 5 V USB power supply or computer. The device will power up automatically. A red light near the USB connector will light up and begin fading in and out. This indicates the microcontroller is running and is not stuck or frozen. A green LED will be visible near the bottom of the case. This is a power indicator on the SHT45 temp/humidity sensor breakout board, indicating the sensor has power.</text:p>
      <text:p text:style-name="P16">Upon power-up, the LCD display will light up and begin displaying data within a few seconds. If an error is detected, an error message will be displayed as the first data screen. These errors include:</text:p>
      <text:list text:style-name="L3">
        <text:list-item>
          <text:p text:style-name="P17">“Unable to initialize SHT45!” – if temp/humidity sensor cannot be communicated with</text:p>
        </text:list-item>
        <text:list-item>
          <text:p text:style-name="P17">“Unable to initialize RTC!” – if the real-time clock cannot be communicated with</text:p>
        </text:list-item>
        <text:list-item>
          <text:p text:style-name="P17">“Unable to initialize SD card!” – if the SD card cannot be communicated with (no SD card, not properly inserted, improperly formatted, etc)</text:p>
        </text:list-item>
      </text:list>
      <text:p text:style-name="P16">If no errors are detected, the first data screen will be the main display screen of the unit. Indoor data should populate immediately, but outdoor data will not populate until the first transmission from the outdoor unit has been received. Until then, the outdoor data will display as “0.0”</text:p>
      <text:p text:style-name="P16">In the upper left corner of the screen is a section titled “Last update:” Below this is “I-” and “O-” followed by a time in 24-hr format. This indicates the times, based on the RTC, at which the indoor and outdoor data was last updated. This is particularly useful for determining if the outdoor sensor has stopped updating, as the outdoor time will stop advancing if no new data is received. It’s typical for the <text:soft-page-break/>outdoor time to be 1 minute behind the indoor time, as the outdoor unit only sends new data every ~16 seconds, but more than 1 minute indicates a potential failure of the outdoor unit, or interference in the radio transmission or reception.</text:p>
      <text:p text:style-name="P20">Configuration and <text:span text:style-name="T7">A</text:span>lternate <text:span text:style-name="T7">D</text:span>isplays</text:p>
      <text:p text:style-name="P16">From the main display screen, pressing the left button will have the display switch to an alternate sensor. Currently, the display says “Keg” as during coding I had a sensor installed in my kegerator to monitor humidity and temp inside the kegerator. With the addition of another set of hardware similar to the outdoor sensor, an additional sensor can be added to measure the temp/humidity in any desired location, e.g. the basement. Without an additional sensor(s), the screen will just display 0’s. <text:span text:style-name="T7">After 10 seconds, the display will revert to the main indoor/outdoor display.</text:span></text:p>
      <text:p text:style-name="P18">Pressing the right button from the main display screen will display the min/max temp for both indoor and outdoor temps. The min/max time will be since the microcontroller last restarted, either by power cycling or pressing the reset button or updating the firmware. The date/time since last reset is displayed in small text above the min/max temps. After 10 seconds, the display will revert to the main indoor/outdoor display.</text:p>
      <text:p text:style-name="P18">Pressing the middle button from the main display screen will open the Configuration Menu. <text:span text:style-name="T8">Within the configuration menu, the left key is down, the right key is up, and the middle is select/exit. Use the up and down keys to select a menu option (currently only LCD brightness does anything), and select to enter. Use the up and down keys to adjust the setting and short press select to set and exit back to the top menu. Long press select to exit the Configuration Menu.</text:span> </text:p>
      <text:p text:style-name="P20">Data Logging</text:p>
      <text:p text:style-name="P20"><text:span text:style-name="T6"/></text:p>
      <text:p text:style-name="P20">Outdoor sensor</text:p>
      <text:p text:style-name="P15">The outdoor sensor consists of a 3D printed Stevenson screen and associated mounting brackets. These are printed out of ASA plastic for UV resistance. The base of the screen contains a mounting bracket that holds the microcontroller, temp/humidity sensor, and a battery.</text:p>
      <text:h text:style-name="P2" text:outline-level="2">Hardware Overview</text:h>
      <text:p text:style-name="P9"><text:span text:style-name="T1">The indoor sensor contains:</text:span></text:p>
      <text:list xml:id="list4008998041" text:style-name="L1">
        <text:list-item>
          <text:p text:style-name="P6">1.9” Color IPS TFT display (Adafruit 5394)</text:p>
          <text:list>
            <text:list-item>
              <text:p text:style-name="P12">Contains a microSD card slot, which is not used</text:p>
            </text:list-item>
          </text:list>
        </text:list-item>
        <text:list-item>
          <text:p text:style-name="P7"><text:span text:style-name="T2">Microcontroller, Cortex </text:span>M0-based with RFM69HCW packet radio, 915 MHz (Adafruit 3176)</text:p>
          <text:list>
            <text:list-item>
              <text:p text:style-name="P6">Spring antenna (Adafruit 4269)</text:p>
            </text:list-item>
          </text:list>
        </text:list-item>
        <text:list-item>
          <text:p text:style-name="P12">FeatherWing with PCF8523 RTC &amp; microSD card slot (Adafruit 2922)</text:p>
          <text:list>
            <text:list-item>
              <text:p text:style-name="P7">8 GB microSD card (Adafruit 1294)</text:p>
            </text:list-item>
            <text:list-item>
              <text:p text:style-name="P12"><text:soft-page-break/>CR1220, 3V lithium coin cell for RTC</text:p>
            </text:list-item>
          </text:list>
        </text:list-item>
        <text:list-item>
          <text:p text:style-name="P6">Sensirion SHT45 temperature and humidity sensor (Adafruit 5665)</text:p>
          <text:list>
            <text:list-item>
              <text:p text:style-name="P12">JST SH 4-pin to male header cable (Adafruit 4209 or equivalent)</text:p>
            </text:list-item>
          </text:list>
        </text:list-item>
        <text:list-item>
          <text:p text:style-name="P6">MicroUSB cable (Adafruit 592)</text:p>
        </text:list-item>
        <text:list-item>
          <text:p text:style-name="P10">3D printed case</text:p>
        </text:list-item>
      </text:list>
      <text:p text:style-name="P5"/>
      <text:p text:style-name="P11">The outdoor sensor contains:</text:p>
      <text:list text:style-name="L2">
        <text:list-item>
          <text:p text:style-name="P8"><text:span text:style-name="T2">Microcontroller, Cortex </text:span>M0-based with RFM69HCW packet radio, 915 MHz (Adafruit 3176)</text:p>
        </text:list-item>
      </text:list>
      <text:list text:continue-list="list4008998041" text:style-name="L1">
        <text:list-item>
          <text:p text:style-name="P12">Battery, single-cell 2200 mAh lithium with JST-PH connector</text:p>
        </text:list-item>
        <text:list-item>
          <text:p text:style-name="P7">Sensirion SHT45 temperature and humidity sensor (Adafruit 5665)</text:p>
          <text:list>
            <text:list-item>
              <text:p text:style-name="P12">JST SH 4-pin to male header cable (Adafruit 4209 or equivalent)</text:p>
            </text:list-item>
          </text:list>
        </text:list-item>
        <text:list-item>
          <text:p text:style-name="P12">3D printed enclosure</text:p>
          <text:list>
            <text:list-item>
              <text:p text:style-name="P12">Stevenson screen (<text:a xlink:type="simple" xlink:href="https://www.thingiverse.com/thing:4153206" text:style-name="Internet_20_link" text:visited-style-name="Visited_20_Internet_20_Link">https://www.thingiverse.com/thing:4153206</text:a>)</text:p>
            </text:list-item>
            <text:list-item>
              <text:p text:style-name="P12">Stevenson screen base, custom modification of the one in above link</text:p>
            </text:list-item>
            <text:list-item>
              <text:p text:style-name="P12">Stevenson screen base mounting bracket</text:p>
            </text:list-item>
            <text:list-item>
              <text:p text:style-name="P12">Sensor/battery/microcontroller mount</text:p>
            </text:list-item>
          </text:list>
        </text:list-item>
      </text:list>
      <text:p text:style-name="P11"/>
      <text:h text:style-name="P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1:18:38.738965510</meta:creation-date>
    <dc:date>2024-12-29T16:29:16.156904481</dc:date>
    <meta:editing-duration>P1DT2H52M12S</meta:editing-duration>
    <meta:editing-cycles>2</meta:editing-cycles>
    <meta:generator>LibreOffice/24.2.7.2$Linux_X86_64 LibreOffice_project/420$Build-2</meta:generator>
    <meta:document-statistic meta:table-count="0" meta:image-count="0" meta:object-count="0" meta:page-count="3" meta:paragraph-count="43" meta:word-count="987" meta:character-count="5915" meta:non-whitespace-character-count="4989"/>
  </office:meta>
</office:document-meta>
</file>